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00FF00"/>
    </style:style>
    <style:style style:name="ce20" style:family="table-cell" style:parent-style-name="Default" style:data-style-name="N0">
      <style:table-cell-properties fo:background-color="#3399FF"/>
    </style:style>
    <style:style style:name="ce21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2236111111111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2.36361111111111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3972222222222cm"/>
    </style:style>
    <style:style style:name="co7" style:family="table-column">
      <style:table-column-properties fo:break-before="auto" style:column-width="3.51013888888889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5152777777778cm"/>
    </style:style>
    <style:style style:name="co10" style:family="table-column">
      <style:table-column-properties fo:break-before="auto" style:column-width="2.62819444444444cm"/>
    </style:style>
    <style:style style:name="co11" style:family="table-column">
      <style:table-column-properties fo:break-before="auto" style:column-width="2.92805555555556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2.08138888888889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10444444444444cm"/>
    </style:style>
    <style:style style:name="co16" style:family="table-column">
      <style:table-column-properties fo:break-before="auto" style:column-width="3.82763888888889cm"/>
    </style:style>
    <style:style style:name="co17" style:family="table-column">
      <style:table-column-properties fo:break-before="auto" style:column-width="2.57527777777778cm"/>
    </style:style>
    <style:style style:name="co18" style:family="table-column">
      <style:table-column-properties fo:break-before="auto" style:column-width="3.56305555555556cm"/>
    </style:style>
    <style:style style:name="co19" style:family="table-column">
      <style:table-column-properties fo:break-before="auto" style:column-width="2.87513888888889cm"/>
    </style:style>
    <style:style style:name="co20" style:family="table-column">
      <style:table-column-properties fo:break-before="auto" style:column-width="5.3975cm"/>
    </style:style>
    <style:style style:name="co21" style:family="table-column">
      <style:table-column-properties fo:break-before="auto" style:column-width="2.663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16373" table:default-cell-style-name="ce4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1048570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6380" table:default-cell-style-name="ce3"/>
        <table:table-row table:style-name="ro3"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office:value-type="string" table:style-name="ce5">
            <text:p>g (pu)</text:p>
          </table:table-cell>
          <table:table-cell office:value-type="string" table:style-name="ce5">
            <text:p>b (pu)</text:p>
          </table:table-cell>
          <table:table-cell office:value-type="string" table:style-name="ce5">
            <text:p>g_sh (pu)</text:p>
          </table:table-cell>
          <table:table-cell office:value-type="string" table:style-name="ce5">
            <text:p>b_sh (pu)</text:p>
          </table:table-cell>
          <table:table-cell office:value-type="string" table:style-name="ce5">
            <text:p>RATE_A</text:p>
          </table:table-cell>
          <table:table-cell office:value-type="string" table:style-name="ce5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9.23076923076923" table:style-name="ce3">
            <text:p>19.23076923</text:p>
          </table:table-cell>
          <table:table-cell office:value-type="float" office:value="-96.153846153846104" table:style-name="ce3">
            <text:p>-96.15384615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9.615384615384615" table:style-name="ce3">
            <text:p>9.615384615</text:p>
          </table:table-cell>
          <table:table-cell office:value-type="float" office:value="-48.076923076923102" table:style-name="ce3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0.1" table:style-name="ce4">
            <text:p>0.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9.23076923076923" table:style-name="ce3">
            <text:p>19.23076923</text:p>
          </table:table-cell>
          <table:table-cell office:value-type="float" office:value="-96.153846153846104" table:style-name="ce3">
            <text:p>-96.15384615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9.615384615384615" table:style-name="ce3">
            <text:p>9.615384615</text:p>
          </table:table-cell>
          <table:table-cell office:value-type="float" office:value="-48.076923076923102" table:style-name="ce3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9.615384615384615" table:style-name="ce3">
            <text:p>9.615384615</text:p>
          </table:table-cell>
          <table:table-cell office:value-type="float" office:value="-48.076923076923102" table:style-name="ce3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9.615384615384615" table:style-name="ce3">
            <text:p>9.615384615</text:p>
          </table:table-cell>
          <table:table-cell office:value-type="float" office:value="-48.076923076923102" table:style-name="ce3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.5" table:style-name="ce4">
            <text:p>1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number-rows-repeated="2" table:style-name="ro1">
          <table:table-cell table:number-columns-repeated="8" table:style-name="ce4"/>
          <table:table-cell table:number-columns-repeated="16376"/>
        </table:table-row>
        <table:table-row table:number-rows-repeated="3" table:style-name="ro1">
          <table:table-cell table:style-name="ce6"/>
          <table:table-cell table:number-columns-repeated="7" table:style-name="ce4"/>
          <table:table-cell table:number-columns-repeated="16376"/>
        </table:table-row>
        <table:table-row table:number-rows-repeated="35" table:style-name="ro1">
          <table:table-cell table:number-columns-repeated="8" table:style-name="ce4"/>
          <table:table-cell table:number-columns-repeated="16376"/>
        </table:table-row>
        <table:table-row table:style-name="ro4">
          <table:table-cell table:number-columns-repeated="8" table:style-name="ce4"/>
          <table:table-cell table:number-columns-repeated="16376"/>
        </table:table-row>
        <table:table-row table:number-rows-repeated="10" table:style-name="ro1">
          <table:table-cell table:number-columns-repeated="8" table:style-name="ce4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3"/>
        <table:table-column table:style-name="co12" table:default-cell-style-name="ce3"/>
        <table:table-column table:style-name="co1" table:number-columns-repeated="6" table:default-cell-style-name="ce3"/>
        <table:table-column table:style-name="co13" table:default-cell-style-name="ce3"/>
        <table:table-column table:style-name="co1" table:number-columns-repeated="16374" table:default-cell-style-name="ce3"/>
        <table:table-row table:style-name="ro3">
          <table:table-cell office:value-type="string" table:style-name="ce5">
            <text:p>Bus</text:p>
          </table:table-cell>
          <table:table-cell office:value-type="string" table:style-name="ce5">
            <text:p>Pg (pu)</text:p>
          </table:table-cell>
          <table:table-cell office:value-type="string" table:style-name="ce5">
            <text:p>Qg (pu)</text:p>
          </table:table-cell>
          <table:table-cell office:value-type="string" table:style-name="ce5">
            <text:p>Q_max (pu)</text:p>
          </table:table-cell>
          <table:table-cell office:value-type="string" table:style-name="ce5">
            <text:p>Q_min (pu)</text:p>
          </table:table-cell>
          <table:table-cell office:value-type="string" table:style-name="ce5">
            <text:p>V_set (pu)</text:p>
          </table:table-cell>
          <table:table-cell office:value-type="string" table:style-name="ce5">
            <text:p>P_max (pu)</text:p>
          </table:table-cell>
          <table:table-cell office:value-type="string" table:style-name="ce5">
            <text:p>P_min (pu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69499999999999995" table:style-name="ce4">
            <text:p>0.695</text:p>
          </table:table-cell>
          <table:table-cell office:value-type="float" office:value="13" table:style-name="ce4">
            <text:p>13</text:p>
          </table:table-cell>
          <table:table-cell office:value-type="float" office:value="-13" table:style-name="ce4">
            <text:p>-13</text:p>
          </table:table-cell>
          <table:table-cell office:value-type="float" office:value="1" table:style-name="ce4">
            <text:p>1</text:p>
          </table:table-cell>
          <table:table-cell office:value-type="float" office:value="2.4" table:style-name="ce4">
            <text:p>2.4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3.0489999999999999" table:style-name="ce4">
            <text:p>3.049</text:p>
          </table:table-cell>
          <table:table-cell office:value-type="float" office:value="3.9" table:style-name="ce4">
            <text:p>3.9</text:p>
          </table:table-cell>
          <table:table-cell office:value-type="float" office:value="-3.9" table:style-name="ce4">
            <text:p>-3.9</text:p>
          </table:table-cell>
          <table:table-cell office:value-type="float" office:value="1" table:style-name="ce4">
            <text:p>1</text:p>
          </table:table-cell>
          <table:table-cell office:value-type="float" office:value="1.5" table:style-name="ce4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1.5" table:style-name="ce4">
            <text:p>1.5</text:p>
          </table:table-cell>
          <table:table-cell office:value-type="float" office:value="-1.5" table:style-name="ce4">
            <text:p>-1.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2" table:style-name="ce9"/>
          <table:table-cell table:number-columns-repeated="16371" table:style-name="ce1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4.5" table:style-name="ce4">
            <text:p>4.5</text:p>
          </table:table-cell>
          <table:table-cell office:value-type="float" office:value="-4.5" table:style-name="ce4">
            <text:p>-4.5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3">
            <text:p>40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2" table:style-name="ce3"/>
          <table:table-cell table:number-columns-repeated="16371" table:style-name="ce1"/>
        </table:table-row>
        <table:table-row table:number-rows-repeated="11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number-rows-repeated="5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number-rows-repeated="2"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9"/>
        </table:table-row>
        <table:table-row table:number-rows-repeated="1048552" table:style-name="ro2">
          <table:table-cell table:number-columns-repeated="16384"/>
        </table:table-row>
      </table:table>
      <table:table table:name="Loads" table:style-name="ta1"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7">
            <text:p>Bus_N</text:p>
          </table:table-cell>
          <table:table-cell office:value-type="string" table:style-name="ce7">
            <text:p>Pd (pu)</text:p>
          </table:table-cell>
          <table:table-cell office:value-type="string" table:style-name="ce7">
            <text:p>Qd (pu)</text:p>
          </table:table-cell>
          <table:table-cell office:value-type="string" table:style-name="ce7">
            <text:p>ShFr</text:p>
          </table:table-cell>
          <table:table-cell office:value-type="string" table:style-name="ce7">
            <text:p>ShFrMin</text:p>
          </table:table-cell>
          <table:table-cell office:value-type="string" table:style-name="ce7">
            <text:p>ShFrMax</text:p>
          </table:table-cell>
          <table:table-cell office:value-type="string" table:style-name="ce7">
            <text:p>ShFrOK</text:p>
          </table:table-cell>
          <table:table-cell office:value-type="string" table:style-name="ce7">
            <text:p>ShCost</text:p>
          </table:table-cell>
          <table:table-cell office:value-type="string" table:style-name="ce3">
            <text:p>ShCost_q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1" table:style-name="ce3">
            <text:p>0.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table:number-columns-repeated="1637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table:number-columns-repeated="16375"/>
        </table:table-row>
        <table:table-row table:number-rows-repeated="10" table:style-name="ro1">
          <table:table-cell table:number-columns-repeated="16384" table:style-name="ce3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number-columns-repeated="16384" table:style-name="ce9"/>
        </table:table-row>
        <table:table-row table:number-rows-repeated="1048553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4"/>
        <table:table-column table:style-name="co16" table:default-cell-style-name="ce4"/>
        <table:table-column table:style-name="co1" table:number-columns-repeated="16380" table:default-cell-style-name="ce4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number-rows-repeated="27" table:style-name="ro1">
          <table:table-cell table:number-columns-repeated="10" table:style-name="ce4"/>
          <table:table-cell table:number-columns-repeated="16374" table:style-name="ce8"/>
        </table:table-row>
        <table:table-row table:number-rows-repeated="4" table:style-name="ro1">
          <table:table-cell table:number-columns-repeated="6" table:style-name="ce4"/>
          <table:table-cell table:number-columns-repeated="2" table:style-name="ce8"/>
          <table:table-cell table:number-columns-repeated="2" table:style-name="ce4"/>
          <table:table-cell table:number-columns-repeated="16374" table:style-name="ce8"/>
        </table:table-row>
        <table:table-row table:number-rows-repeated="1048544" table:style-name="ro2">
          <table:table-cell table:number-columns-repeated="16384"/>
        </table:table-row>
      </table:table>
      <table:table table:name="P_Profiles_Load" table:style-name="ta2">
        <table:table-column table:style-name="co1" table:default-cell-style-name="ce1"/>
        <table:table-column table:style-name="co1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number-rows-repeated="16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12">
            <text:p>bsh0</text:p>
          </table:table-cell>
          <table:table-cell office:value-type="string" table:style-name="ce12">
            <text:p>bshmin</text:p>
          </table:table-cell>
          <table:table-cell office:value-type="string" table:style-name="ce12">
            <text:p>bshmax</text:p>
          </table:table-cell>
          <table:table-cell table:number-columns-repeated="16380" table:style-name="ce12"/>
        </table:table-row>
        <table:table-row table:number-rows-repeated="1048575" table:style-name="ro2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16359"/>
        </table:table-row>
        <table:table-row table:number-rows-repeated="16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8"/>
        <table:table-row table:style-name="ro1">
          <table:table-cell office:value-type="string" table:style-name="ce10">
            <text:p>cont</text:p>
          </table:table-cell>
          <table:table-cell office:value-type="string" table:style-name="ce13">
            <text:p>From</text:p>
          </table:table-cell>
          <table:table-cell office:value-type="string" table:style-name="ce13">
            <text:p>To</text:p>
          </table:table-cell>
          <table:table-cell table:number-columns-repeated="16381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3" table:style-name="ce8"/>
          <table:table-cell table:number-columns-repeated="16378" table:style-name="ce1"/>
        </table:table-row>
        <table:table-row table:number-rows-repeated="9" table:style-name="ro1">
          <table:table-cell table:style-name="ce1"/>
          <table:table-cell table:number-columns-repeated="2" table:style-name="ce3"/>
          <table:table-cell table:number-columns-repeated="3" table:style-name="ce8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3"/>
          <table:table-cell table:number-columns-repeated="16381" table:style-name="ce8"/>
        </table:table-row>
        <table:table-row table:number-rows-repeated="4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7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  <table:table table:name="Storage" table:style-name="ta2">
        <table:table-column table:style-name="co1" table:number-columns-repeated="20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62" table:default-cell-style-name="ce1"/>
        <table:table-row table:style-name="ro5">
          <table:table-cell office:value-type="string" table:style-name="ce14">
            <text:p>Bus</text:p>
          </table:table-cell>
          <table:table-cell office:value-type="string" table:style-name="ce14">
            <text:p>Ps</text:p>
          </table:table-cell>
          <table:table-cell office:value-type="string" table:style-name="ce14">
            <text:p>Qs</text:p>
          </table:table-cell>
          <table:table-cell office:value-type="string" table:style-name="ce5">
            <text:p>Energy (MWh)</text:p>
          </table:table-cell>
          <table:table-cell office:value-type="string" table:style-name="ce5">
            <text:p>E_rating (MWh)</text:p>
          </table:table-cell>
          <table:table-cell office:value-type="string" table:style-name="ce5">
            <text:p>Charge_rating (MW)</text:p>
          </table:table-cell>
          <table:table-cell office:value-type="string" table:style-name="ce5">
            <text:p>Discharge_rating (MW)</text:p>
          </table:table-cell>
          <table:table-cell office:value-type="string" table:style-name="ce5">
            <text:p>Charge_efficiency</text:p>
          </table:table-cell>
          <table:table-cell office:value-type="string" table:style-name="ce5">
            <text:p>Discharge_efficiency</text:p>
          </table:table-cell>
          <table:table-cell office:value-type="string" table:style-name="ce5">
            <text:p>Thermal_rating (MVA)</text:p>
          </table:table-cell>
          <table:table-cell office:value-type="string" table:style-name="ce5">
            <text:p>Qmin (MVAr)</text:p>
          </table:table-cell>
          <table:table-cell office:value-type="string" table:style-name="ce5">
            <text:p>Qmax (MVAr)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P_loss</text:p>
          </table:table-cell>
          <table:table-cell office:value-type="string" table:style-name="ce14">
            <text:p>Q_loss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soc_initial</text:p>
          </table:table-cell>
          <table:table-cell office:value-type="string" table:style-name="ce14">
            <text:p>soc_min</text:p>
          </table:table-cell>
          <table:table-cell office:value-type="string" table:style-name="ce14">
            <text:p>soc_max</text:p>
          </table:table-cell>
          <table:table-cell office:value-type="string" table:style-name="ce14">
            <text:p>E_rating_min (MWh)</text:p>
          </table:table-cell>
          <table:table-cell office:value-type="string" table:style-name="ce14">
            <text:p>E_initial (MWh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" table:style-name="ce15">
            <text:p>1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200" table:style-name="ce3">
            <text:p>2200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000" table:style-name="ce3">
            <text:p>1000</text:p>
          </table:table-cell>
          <table:table-cell office:value-type="float" office:value="-50" table:style-name="ce3">
            <text:p>-50</text:p>
          </table:table-cell>
          <table:table-cell office:value-type="float" office:value="70" table:style-name="ce3">
            <text:p>70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.0000000000000001E-3" table:style-name="ce16">
            <text:p>5.00E-0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60" table:style-name="ce3">
            <text:p>660</text:p>
          </table:table-cell>
          <table:table-cell office:value-type="float" office:value="1100" table:style-name="ce3">
            <text:p>1100</text:p>
          </table:table-cell>
          <table:table-cell office:value-type="float" office:value="0.2" table:style-name="ce3">
            <text:p>0.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7" table:style-name="ce3"/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2" table:style-name="ce3"/>
          <table:table-cell table:number-columns-repeated="16364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3">
          <table:table-cell office:value-type="string" table:style-name="ce17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working" table:style-name="ta2">
        <table:table-column table:style-name="co20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93" table:style-name="ce3">
            <text:p>6.93</text:p>
          </table:table-cell>
          <table:table-cell office:value-type="float" office:value="6.82" table:style-name="ce3">
            <text:p>6.82</text:p>
          </table:table-cell>
          <table:table-cell office:value-type="float" office:value="6.6" table:style-name="ce3">
            <text:p>6.6</text:p>
          </table:table-cell>
          <table:table-cell office:value-type="float" office:value="6.38" table:style-name="ce3">
            <text:p>6.38</text:p>
          </table:table-cell>
          <table:table-cell office:value-type="float" office:value="6.4899999999999993" table:style-name="ce3">
            <text:p>6.49</text:p>
          </table:table-cell>
          <table:table-cell office:value-type="float" office:value="7.15" table:style-name="ce3">
            <text:p>7.15</text:p>
          </table:table-cell>
          <table:table-cell office:value-type="float" office:value="7.92" table:style-name="ce3">
            <text:p>7.92</text:p>
          </table:table-cell>
          <table:table-cell office:value-type="float" office:value="9.35" table:style-name="ce3">
            <text:p>9.35</text:p>
          </table:table-cell>
          <table:table-cell office:value-type="float" office:value="10.45" table:style-name="ce3">
            <text:p>10.45</text:p>
          </table:table-cell>
          <table:table-cell office:value-type="float" office:value="10.89" table:style-name="ce3">
            <text:p>10.89</text:p>
          </table:table-cell>
          <table:table-cell office:value-type="float" office:value="11" table:style-name="ce3">
            <text:p>11</text:p>
          </table:table-cell>
          <table:table-cell office:value-type="float" office:value="10.89" table:style-name="ce3">
            <text:p>10.89</text:p>
          </table:table-cell>
          <table:table-cell office:value-type="float" office:value="10.23" table:style-name="ce3">
            <text:p>10.23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9.9" table:style-name="ce3">
            <text:p>9.9</text:p>
          </table:table-cell>
          <table:table-cell office:value-type="float" office:value="9.68" table:style-name="ce3">
            <text:p>9.68</text:p>
          </table:table-cell>
          <table:table-cell office:value-type="float" office:value="9.9" table:style-name="ce3">
            <text:p>9.9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10.78" table:style-name="ce3">
            <text:p>10.78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9.9" table:style-name="ce3">
            <text:p>9.9</text:p>
          </table:table-cell>
          <table:table-cell office:value-type="float" office:value="8.8000000000000007" table:style-name="ce3">
            <text:p>8.8</text:p>
          </table:table-cell>
          <table:table-cell office:value-type="float" office:value="7.6999999999999993" table:style-name="ce3">
            <text:p>7.7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.15" table:style-name="ce3">
            <text:p>3.15</text:p>
          </table:table-cell>
          <table:table-cell office:value-type="float" office:value="3.1" table:style-name="ce3">
            <text:p>3.1</text:p>
          </table:table-cell>
          <table:table-cell office:value-type="float" office:value="3" table:style-name="ce3">
            <text:p>3</text:p>
          </table:table-cell>
          <table:table-cell office:value-type="float" office:value="2.9" table:style-name="ce3">
            <text:p>2.9</text:p>
          </table:table-cell>
          <table:table-cell office:value-type="float" office:value="2.9499999999999997" table:style-name="ce3">
            <text:p>2.95</text:p>
          </table:table-cell>
          <table:table-cell office:value-type="float" office:value="3.25" table:style-name="ce3">
            <text:p>3.25</text:p>
          </table:table-cell>
          <table:table-cell office:value-type="float" office:value="3.5999999999999996" table:style-name="ce3">
            <text:p>3.6</text:p>
          </table:table-cell>
          <table:table-cell office:value-type="float" office:value="4.25" table:style-name="ce3">
            <text:p>4.25</text:p>
          </table:table-cell>
          <table:table-cell office:value-type="float" office:value="4.75" table:style-name="ce3">
            <text:p>4.75</text:p>
          </table:table-cell>
          <table:table-cell office:value-type="float" office:value="4.95" table:style-name="ce3">
            <text:p>4.95</text:p>
          </table:table-cell>
          <table:table-cell office:value-type="float" office:value="5" table:style-name="ce3">
            <text:p>5</text:p>
          </table:table-cell>
          <table:table-cell office:value-type="float" office:value="4.95" table:style-name="ce3">
            <text:p>4.95</text:p>
          </table:table-cell>
          <table:table-cell office:value-type="float" office:value="4.6500000000000004" table:style-name="ce3">
            <text:p>4.6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5" table:style-name="ce3">
            <text:p>4.5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4.5" table:style-name="ce3">
            <text:p>4.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8" table:style-name="ce3">
            <text:p>4.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4.8" table:style-name="ce3">
            <text:p>4.8</text:p>
          </table:table-cell>
          <table:table-cell office:value-type="float" office:value="4.5" table:style-name="ce3">
            <text:p>4.5</text:p>
          </table:table-cell>
          <table:table-cell office:value-type="float" office:value="4" table:style-name="ce3">
            <text:p>4</text:p>
          </table:table-cell>
          <table:table-cell office:value-type="float" office:value="3.5" table:style-name="ce3">
            <text:p>3.5</text:p>
          </table:table-cell>
          <table:table-cell table:number-columns-repeated="16359"/>
        </table:table-row>
        <table:table-row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0">
            <text:p>118 bus load pattern</text:p>
          </table:table-cell>
          <table:table-cell office:value-type="float" office:value="693" table:style-name="ce1">
            <text:p>693</text:p>
          </table:table-cell>
          <table:table-cell office:value-type="float" office:value="682" table:style-name="ce1">
            <text:p>682</text:p>
          </table:table-cell>
          <table:table-cell office:value-type="float" office:value="660" table:style-name="ce1">
            <text:p>660</text:p>
          </table:table-cell>
          <table:table-cell office:value-type="float" office:value="638" table:style-name="ce1">
            <text:p>638</text:p>
          </table:table-cell>
          <table:table-cell office:value-type="float" office:value="649" table:style-name="ce1">
            <text:p>649</text:p>
          </table:table-cell>
          <table:table-cell office:value-type="float" office:value="715" table:style-name="ce1">
            <text:p>715</text:p>
          </table:table-cell>
          <table:table-cell office:value-type="float" office:value="792" table:style-name="ce1">
            <text:p>792</text:p>
          </table:table-cell>
          <table:table-cell office:value-type="float" office:value="935" table:style-name="ce1">
            <text:p>935</text:p>
          </table:table-cell>
          <table:table-cell office:value-type="float" office:value="1045" table:style-name="ce1">
            <text:p>1045</text:p>
          </table:table-cell>
          <table:table-cell office:value-type="float" office:value="1089" table:style-name="ce1">
            <text:p>1089</text:p>
          </table:table-cell>
          <table:table-cell office:value-type="float" office:value="1100" table:style-name="ce1">
            <text:p>1100</text:p>
          </table:table-cell>
          <table:table-cell office:value-type="float" office:value="1089" table:style-name="ce1">
            <text:p>1089</text:p>
          </table:table-cell>
          <table:table-cell office:value-type="float" office:value="1023" table:style-name="ce1">
            <text:p>1023</text:p>
          </table:table-cell>
          <table:table-cell office:value-type="float" office:value="1012" table:style-name="ce1">
            <text:p>1012</text:p>
          </table:table-cell>
          <table:table-cell office:value-type="float" office:value="990" table:style-name="ce1">
            <text:p>990</text:p>
          </table:table-cell>
          <table:table-cell office:value-type="float" office:value="968" table:style-name="ce1">
            <text:p>968</text:p>
          </table:table-cell>
          <table:table-cell office:value-type="float" office:value="990" table:style-name="ce1">
            <text:p>990</text:p>
          </table:table-cell>
          <table:table-cell office:value-type="float" office:value="1012" table:style-name="ce1">
            <text:p>1012</text:p>
          </table:table-cell>
          <table:table-cell office:value-type="float" office:value="1056" table:style-name="ce1">
            <text:p>1056</text:p>
          </table:table-cell>
          <table:table-cell office:value-type="float" office:value="1078" table:style-name="ce1">
            <text:p>1078</text:p>
          </table:table-cell>
          <table:table-cell office:value-type="float" office:value="1056" table:style-name="ce1">
            <text:p>1056</text:p>
          </table:table-cell>
          <table:table-cell office:value-type="float" office:value="990" table:style-name="ce1">
            <text:p>990</text:p>
          </table:table-cell>
          <table:table-cell office:value-type="float" office:value="880" table:style-name="ce1">
            <text:p>880</text:p>
          </table:table-cell>
          <table:table-cell office:value-type="float" office:value="770" table:style-name="ce1">
            <text:p>770</text:p>
          </table:table-cell>
          <table:table-cell table:number-columns-repeated="16359"/>
        </table:table-row>
        <table:table-row table:number-rows-repeated="11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7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4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10" table:style-name="ro1">
          <table:table-cell table:style-name="ce8"/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number-rows-repeated="1048532" table:style-name="ro2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9">
            <text:p>27</text:p>
          </table:table-cell>
          <table:table-cell office:value-type="float" office:value="30" table:style-name="ce9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9">
            <text:p>30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9">
            <text:p>32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9">
            <text:p>31</text:p>
          </table:table-cell>
          <table:table-cell office:value-type="float" office:value="33" table:style-name="ce9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9">
            <text:p>33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9">
            <text:p>29</text:p>
          </table:table-cell>
          <table:table-cell office:value-type="float" office:value="34" table:style-name="ce9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9">
            <text:p>34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5" table:style-name="ce9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3">
            <text:p>16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3">
            <text:p>37</text:p>
          </table:table-cell>
          <table:table-cell office:value-type="float" office:value="19" table:style-name="ce3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3">
            <text:p>37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32" table:style-name="ro2">
          <table:table-cell table:number-columns-repeated="16384"/>
        </table:table-row>
      </table:table>
      <table:table table:name="number_identifier" table:style-name="ta2">
        <table:table-column table:style-name="co1" table:default-cell-style-name="ce1"/>
        <table:table-column table:style-name="co21" table:default-cell-style-name="ce3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3">
            <text:p>original number</text:p>
          </table:table-cell>
          <table:table-cell table:style-name="ce1"/>
          <table:table-cell office:value-type="string" table:style-name="ce10">
            <text:p>wind</text:p>
          </table:table-cell>
          <table:table-cell office:value-type="string" table:style-name="ce19">
            <text:p>FL</text:p>
          </table:table-cell>
          <table:table-cell office:value-type="string" table:style-name="ce20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1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3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3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3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3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3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3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2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1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3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3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3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3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3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3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2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3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3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3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3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3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3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3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3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3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3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3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3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3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3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3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G23<text:s/></text:p>
          </table:table-cell>
          <table:table-cell table:number-columns-repeated="16382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Muhammad USMAN</meta:initial-creator>
    <dc:creator>Wangwei Kong</dc:creator>
    <meta:creation-date>2020-08-07T14:21:31Z</meta:creation-date>
    <dc:date>2022-03-21T10:36:29Z</dc:date>
  </office:meta>
</office:document-meta>
</file>